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8.503cm" table:align="margins"/>
    </style:style>
    <style:style style:name="Tabelle1.A" style:family="table-column">
      <style:table-column-properties style:column-width="3.113cm" style:rel-column-width="11024*"/>
    </style:style>
    <style:style style:name="Tabelle1.B" style:family="table-column">
      <style:table-column-properties style:column-width="3.053cm" style:rel-column-width="10813*"/>
    </style:style>
    <style:style style:name="Tabelle1.C" style:family="table-column">
      <style:table-column-properties style:column-width="3.196cm" style:rel-column-width="11323*"/>
    </style:style>
    <style:style style:name="Tabelle1.D" style:family="table-column">
      <style:table-column-properties style:column-width="9.14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3cm" table:align="left"/>
    </style:style>
    <style:style style:name="Tabelle2.A" style:family="table-column">
      <style:table-column-properties style:column-width="3.958cm"/>
    </style:style>
    <style:style style:name="Tabelle2.B" style:family="table-column">
      <style:table-column-properties style:column-width="6.239cm"/>
    </style:style>
    <style:style style:name="Tabelle2.C" style:family="table-column">
      <style:table-column-properties style:column-width="6.7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L1"/>
    <style:style style:name="P4" style:family="paragraph" style:parent-style-name="Text_20_body" style:list-style-name="L2"/>
    <style:style style:name="P5" style:family="paragraph" style:parent-style-name="Heading_20_3" style:list-style-name="Numbering_20_1"/>
    <style:style style:name="P6" style:family="paragraph" style:parent-style-name="Heading_20_4" style:list-style-name="Numbering_20_1"/>
    <style:style style:name="P7" style:family="paragraph" style:parent-style-name="Heading_20_5" style:list-style-name="Numbering_20_1"/>
    <style:style style:name="P8" style:family="paragraph" style:parent-style-name="Text_20_body" style:list-style-name="Numbering_20_1"/>
    <style:style style:name="P9" style:family="paragraph" style:parent-style-name="Heading_20_5" style:list-style-name="Numbering_20_1">
      <style:paragraph-properties fo:margin-top="0.423cm" fo:margin-bottom="0.212cm" fo:keep-with-next="always"/>
    </style:style>
    <style:style style:name="P10" style:family="paragraph" style:parent-style-name="Text_20_body">
      <style:paragraph-properties fo:margin-left="2.501cm" fo:margin-right="0cm" fo:text-indent="0cm" style:auto-text-indent="false"/>
    </style:style>
    <style:style style:name="P11" style:family="paragraph" style:parent-style-name="Text_20_body" style:list-style-name="L3"/>
    <style:style style:name="T1" style:family="text">
      <style:text-properties style:font-name="Arial" fo:font-size="11.8999996185303pt" fo:font-weight="bold" style:font-name-asian="Mincho" style:font-size-asian="11.8999996185303pt" style:font-weight-asian="bold" style:font-name-complex="Lucidasans" style:font-size-complex="11.8999996185303pt" style:font-weight-complex="bold"/>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mailsrv</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12. Jan 2006</text:p>
          </table:table-cell>
          <table:table-cell table:style-name="Tabelle1.A2" office:value-type="string">
            <text:p text:style-name="Table_20_Contents">1.1.5-1</text:p>
          </table:table-cell>
          <table:table-cell table:style-name="Tabelle1.D2" office:value-type="string">
            <text:p text:style-name="Table_20_Contents">Erstellung der Funktionsbeschreibung</text:p>
          </table:table-cell>
        </table:table-row>
        <table:table-row>
          <table:table-cell table:style-name="Tabelle1.A2" office:value-type="string">
            <text:p text:style-name="Table_20_Contents">Martin Barth</text:p>
          </table:table-cell>
          <table:table-cell table:style-name="Tabelle1.A2" office:value-type="string">
            <text:p text:style-name="Table_20_Contents">6 Feb 2006</text:p>
          </table:table-cell>
          <table:table-cell table:style-name="Tabelle1.A2" office:value-type="string">
            <text:p text:style-name="Table_20_Contents">1.1.6.-2</text:p>
          </table:table-cell>
          <table:table-cell table:style-name="Tabelle1.D2" office:value-type="string">
            <text:p text:style-name="Table_20_Contents">bitkit-PDF hinzugefügt</text:p>
          </table:table-cell>
        </table:table-row>
        <table:table-row>
          <table:table-cell table:style-name="Tabelle1.A2" office:value-type="string">
            <text:p text:style-name="Table_20_Contents">Martin Barth</text:p>
          </table:table-cell>
          <table:table-cell table:style-name="Tabelle1.A2" office:value-type="string">
            <text:p text:style-name="Table_20_Contents">21. Feb 2006</text:p>
          </table:table-cell>
          <table:table-cell table:style-name="Tabelle1.A2" office:value-type="string">
            <text:p text:style-name="Table_20_Contents">1.1.8-1</text:p>
          </table:table-cell>
          <table:table-cell table:style-name="Tabelle1.D2" office:value-type="string">
            <text:p text:style-name="Table_20_Contents">Bug #553 -&gt; Beim Mail sollen Domains ausgeblendet werden<text:line-break/>Mailserver Admin soll im PDF nich angezeigt werden. Fehler in der FB</text:p>
          </table:table-cell>
        </table:table-row>
        <table:table-row>
          <table:table-cell table:style-name="Tabelle1.A2" office:value-type="string">
            <text:p text:style-name="Table_20_Contents">Christof Musik</text:p>
          </table:table-cell>
          <table:table-cell table:style-name="Tabelle1.A2" office:value-type="string">
            <text:p text:style-name="Table_20_Contents">1. März 2006</text:p>
          </table:table-cell>
          <table:table-cell table:style-name="Tabelle1.A2" office:value-type="string">
            <text:p text:style-name="Table_20_Contents">1.2.0-1</text:p>
          </table:table-cell>
          <table:table-cell table:style-name="Tabelle1.D2" office:value-type="string">
            <text:p text:style-name="Table_20_Contents">Maximale Mailgröße</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ermöglicht dem Administrator die Konfiguration der fundamentalen Einstellungen des Mail Transmit Agents (MTA) Exim. Darunter fallen die Einstellungen:</text:p>
      <text:list text:style-name="L1">
        <text:list-item>
          <text:p text:style-name="P3">bezüglich des Mailserver-Namen, Mailserver-Domain, Mailserver-Administrator und maximaler Mailgröße</text:p>
        </text:list-item>
      </text:list>
      <text:list text:style-name="L2">
        <text:list-item>
          <text:p text:style-name="P4">des Smarthosts mit Authentifizierung.</text:p>
        </text:list-item>
        <text:list-item>
          <text:p text:style-name="P4">von Open Relay Subnetzen.</text:p>
        </text:list-item>
        <text:list-item>
          <text:p text:style-name="P4">von Lokalen Domänen.</text:p>
        </text:list-item>
      </text:list>
      <text:p text:style-name="Text_20_body">Dieser Unterteilung entsprechend sollen vier Formulare zur Eingabe der Werte verwendet werden.</text:p>
      <text:list text:style-name="Numbering_20_1" text:continue-numbering="true">
        <text:list-item>
          <text:list text:continue-numbering="true">
            <text:list-item>
              <text:h text:style-name="P2" text:outline-level="2">Beschreibung der Eingabewerte und die gewünschte Reaktion</text:h>
              <text:list>
                <text:list-item>
                  <text:h text:style-name="P5" text:outline-level="3">Grundkonfiguration</text:h>
                </text:list-item>
              </text:list>
            </text:list-item>
          </text:list>
        </text:list-item>
      </text:list>
      <text:p text:style-name="Text_20_body">Das Eingabeformular sieht folgende Felder vor: Mailserver-Name, Mailserver-Domäne, Mailserver-Admin und die Mailgröße. Je nach installiertem Produkt sind manche Eingabefelder ausgeblendet und manche optional. Ausgeblendete Felder und Pflichtfelder sind der Tabelle zu entnehme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rodukt</text:p>
            </table:table-cell>
            <table:table-cell table:style-name="Tabelle2.A1" office:value-type="string">
              <text:p text:style-name="Table_20_Heading">Ausgeblendet</text:p>
            </table:table-cell>
            <table:table-cell table:style-name="Tabelle2.C1" office:value-type="string">
              <text:p text:style-name="Table_20_Heading">Pflichtfeld</text:p>
            </table:table-cell>
          </table:table-row>
        </table:table-header-rows>
        <table:table-row>
          <table:table-cell table:style-name="Tabelle2.A2" office:value-type="string">
            <text:p text:style-name="Table_20_Contents">bitkit FAX</text:p>
          </table:table-cell>
          <table:table-cell table:style-name="Tabelle2.A2" office:value-type="string">
            <text:p text:style-name="Table_20_Contents">Mailserver-Admin</text:p>
          </table:table-cell>
          <table:table-cell table:style-name="Tabelle2.C2" office:value-type="string">
            <text:p text:style-name="Table_20_Contents">Mailserver-Domain</text:p>
          </table:table-cell>
        </table:table-row>
        <table:table-row>
          <table:table-cell table:style-name="Tabelle2.A2" office:value-type="string">
            <text:p text:style-name="Table_20_Contents">bitkit MAILFAX</text:p>
          </table:table-cell>
          <table:table-cell table:style-name="Tabelle2.A2" office:value-type="string">
            <text:p text:style-name="Table_20_Contents">Mailserver-Domain</text:p>
          </table:table-cell>
          <table:table-cell table:style-name="Tabelle2.C2" office:value-type="string">
            <text:p text:style-name="Table_20_Contents">Mailserver-Admin</text:p>
          </table:table-cell>
        </table:table-row>
        <table:table-row>
          <table:table-cell table:style-name="Tabelle2.A2" office:value-type="string">
            <text:p text:style-name="Table_20_Contents">bitkit MAIL</text:p>
          </table:table-cell>
          <table:table-cell table:style-name="Tabelle2.A2" office:value-type="string">
            <text:p text:style-name="Table_20_Contents">Mailserver-Domain</text:p>
          </table:table-cell>
          <table:table-cell table:style-name="Tabelle2.C2" office:value-type="string">
            <text:p text:style-name="Table_20_Contents">Mailserver-Admin</text:p>
          </table:table-cell>
        </table:table-row>
        <table:table-row>
          <table:table-cell table:style-name="Tabelle2.A2" office:value-type="string">
            <text:p text:style-name="Table_20_Contents">bitkit GATE</text:p>
          </table:table-cell>
          <table:table-cell table:style-name="Tabelle2.A2" office:value-type="string">
            <text:p text:style-name="Table_20_Contents">Mailserver-Admin</text:p>
            <text:p text:style-name="Table_20_Contents">Mailserver-Domäne</text:p>
          </table:table-cell>
          <table:table-cell table:style-name="Tabelle2.C2" office:value-type="string">
            <text:p text:style-name="Table_20_Contents">(alles optional)</text:p>
          </table:table-cell>
        </table:table-row>
        <table:table-row>
          <table:table-cell table:style-name="Tabelle2.A2" office:value-type="string">
            <text:p text:style-name="Table_20_Contents">bitkit-PDF</text:p>
          </table:table-cell>
          <table:table-cell table:style-name="Tabelle2.A2" office:value-type="string">
            <text:p text:style-name="Table_20_Contents">Mailserver-Admin</text:p>
          </table:table-cell>
          <table:table-cell table:style-name="Tabelle2.C2" office:value-type="string">
            <text:p text:style-name="Table_20_Contents">Mailserver-Domäne</text:p>
          </table:table-cell>
        </table:table-row>
      </table:table>
      <text:p text:style-name="Text_20_body"/>
      <text:list text:style-name="Numbering_20_1" text:continue-numbering="true">
        <text:list-item>
          <text:list text:continue-numbering="true">
            <text:list-item>
              <text:list text:continue-numbering="true">
                <text:list-item>
                  <text:list text:continue-numbering="true">
                    <text:list-item>
                      <text:h text:style-name="P6" text:outline-level="4">für alle Erfolgsfälle</text:h>
                      <text:list>
                        <text:list-item>
                          <text:h text:style-name="P7" text:outline-level="5">Mailserver-Name</text:h>
                          <text:p text:style-name="P8">Die Mailserver-Domäne muss kürzer als 1024 Zeichen lang sein.<text:line-break/>Die Mailserver Domäne beginnt mit einem alphanumerisches Zeichen, gefolgt von beliebig vielen alphanumerischen Zeichen oder Minuszeichen, gefolgt von einem alphanumerischen Zeichen. Das bedeutet, der gerade beschriebene Bereich, darf nicht mit einem Minuszeichen beginnen oder enden und muss mindestens zwei Zeichen Lang sein.<text:line-break/>Jetzt darf noch ein Punkt folgen.<text:line-break/>Ist dies der Fall, so muss danach ein alphanumerisches Zeichen folgen. Gefolgt von beliebig vielen alphanumerischen Zeichen oder Minuszeichen, gefolgt von einem alphanumerischen Zeichen. Also wieder nicht mit einem Minus beginnen oder enden und mindestens zwei Zeichen lang.<text:line-break/>Beispiel:<text:line-break/>Erlaubt sind: „b-a.de“ „foo.d-e“<text:line-break/>nicht Erlaubt sind: „--.de“, „-fo.bar“</text:p>
                        </text:list-item>
                        <text:list-item>
                          <text:h text:style-name="P7" text:outline-level="5">Mailserver-Admin</text:h>
                          <text:p text:style-name="P8">Der Mailserver-Admin muss eine E-Mail Adresse sein.</text:p>
                        </text:list-item>
                        <text:list-item>
                          <text:h text:style-name="P7" text:outline-level="5">Mailserver-Domäne</text:h>
                          <text:p text:style-name="P8">Für die Mailserver-Domäne gelten die gleichen syntaktischen Regeln wie für den Mailserver-Namen.</text:p>
                        </text:list-item>
                        <text:list-item>
                          <text:h text:style-name="P9" text:outline-level="5"><text:span text:style-name="T1">Maximale</text:span> Mailgröße</text:h>
                        </text:list-item>
                      </text:list>
                    </text:list-item>
                  </text:list>
                </text:list-item>
              </text:list>
            </text:list-item>
          </text:list>
        </text:list-item>
      </text:list>
      <text:p text:style-name="P10">Hier wird die maximale Mailgröße angegeben, die vom Mailserver angenommen wird. Diese Angabe kann mit oder ohne Einheit angegeben werden. Die möglichen Einheiten sind „K“ für KB und „M“ für MB. Ohne Einheit wird der Wert als „Bytes“ angesehe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 text:outline-level="5">Smarthost-Server</text:h>
                          <text:p text:style-name="P8">Der Smarthost-Server darf eine Gültige IP-Adresse sein. Alternativ ist eine Eingabe beschrieben unter „1.3.1.1.1 Mailserver-Name“ auch gültig.</text:p>
                        </text:list-item>
                        <text:list-item>
                          <text:h text:style-name="P7" text:outline-level="5">Benutzername</text:h>
                          <text:p text:style-name="P8">Der Benutzername für den Smarthost ist bewusst wenig eingeschränkt. Erlaubt sind alle Zeichen außer Whitespaces, Doppelpunkt „:“, und Backticks „`“.</text:p>
                        </text:list-item>
                        <text:list-item>
                          <text:h text:style-name="P7" text:outline-level="5">Passwort</text:h>
                          <text:p text:style-name="P8">Ein Passwort darf aus beliebigen Zeichen bestehen. Jedoch ist der Zeilenumbruch (\n) nicht zulässig. Ein Passwort darf nicht länger als 1024 Zeichen lang sein.</text:p>
                        </text:list-item>
                        <text:list-item>
                          <text:h text:style-name="P7" text:outline-level="5">Open-Relay-Subnetze</text:h>
                        </text:list-item>
                      </text:list>
                    </text:list-item>
                  </text:list>
                </text:list-item>
              </text:list>
            </text:list-item>
          </text:list>
          <text:p text:style-name="P8">Als Open-Relay-Subnetze sind einzelne IP-Adressen oder Netzbereiche erlaubt. Netzbereiche müssen wie folgt aufgebaut sein: &lt;Netzadresse&gt;/&lt;Netzmaske in der Kurzschreibweise&gt;. Zur Erinnerung, bei einer Netzmaske von „255.255.255.0“ wäre die Netzmaske in der Kurzschreibweise 24, da die ersten 24Bit der Maske auf „1“ gesetzt sind.</text:p>
          <text:list>
            <text:list-item>
              <text:list>
                <text:list-item>
                  <text:list>
                    <text:list-item>
                      <text:list>
                        <text:list-item>
                          <text:h text:style-name="P7" text:outline-level="5">Lokale Domänen</text:h>
                        </text:list-item>
                      </text:list>
                    </text:list-item>
                  </text:list>
                </text:list-item>
              </text:list>
            </text:list-item>
          </text:list>
          <text:p text:style-name="P8">Für Lokale Domänen gelten die gleichen syntaktischen Regeln wie für den Mailserver-Namen unter 1.3.1.1.1 beschrieben.</text:p>
          <text:list>
            <text:list-item>
              <text:list>
                <text:list-item>
                  <text:list>
                    <text:list-item>
                      <text:h text:style-name="P6" text:outline-level="4">für alle Fehlerfälle</text:h>
                    </text:list-item>
                  </text:list>
                </text:list-item>
              </text:list>
            </text:list-item>
          </text:list>
          <text:p text:style-name="P8">Bei Falscheingaben soll eine Fehlermeldung ausgegeben werden.</text:p>
          <text:list>
            <text:list-item>
              <text:h text:style-name="P2" text:outline-level="2">Voraussetzung für die korrekte Anwendung</text:h>
              <text:list>
                <text:list-item>
                  <text:h text:style-name="P5" text:outline-level="3">bitkit Lizenz</text:h>
                  <text:p text:style-name="P8">Es muss zumindest eine bitkit Lizenz eingespielt werden, für welches bitkit Produkt ist jedoch egal. Ohne installierte Lizenz, ist das verwenden des Moduls nicht möglich; es wird eine entsprechende Fehlermeldung erzeugt.</text:p>
                </text:list-item>
                <text:list-item>
                  <text:h text:style-name="P5" text:outline-level="3">Sonstige</text:h>
                </text:list-item>
              </text:list>
            </text:list-item>
            <text:list-item>
              <text:h text:style-name="P2" text:outline-level="2">Logfiles</text:h>
            </text:list-item>
            <text:list-item>
              <text:h text:style-name="P2" text:outline-level="2">Zusätzliche Testfälle</text:h>
            </text:list-item>
          </text:list>
        </text:list-item>
      </text:list>
      <text:list text:style-name="L3">
        <text:list-item>
          <text:p text:style-name="P11">Wird der Mailserver-Name vom MTA korrekt verschickt? Dies kann mit telnet auf Port 25 getestet werden.<text:line-break/>$ telnet 192.168.7.72 25<text:line-break/>Trying 192.168.7.72...<text:line-break/>Connected to 192.168.7.72.<text:line-break/>Escape character is '^]'.<text:line-break/>220 <text:span text:style-name="T2">mailserver-name</text:span> ESMTP ready.</text:p>
        </text:list-item>
        <text:list-item>
          <text:p text:style-name="P11">Maximale Größe setzen und eine Mail verschicken, die größer ist als der angegebene Wert.</text:p>
        </text:list-item>
      </text:list>
      <text:list text:style-name="Numbering_20_1" text:continue-numbering="true">
        <text:list-item>
          <text:list text:continue-numbering="true">
            <text:list-item>
              <text:h text:style-name="P2" text:outline-level="2">Sonstige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date>2006-03-01T08:55:29</dc:date>
    <dc:language>de-DE</dc:language>
    <meta:editing-cycles>73</meta:editing-cycles>
    <meta:editing-duration>PT4H43M17S</meta:editing-duration>
    <meta:user-defined meta:name="Info 1"/>
    <meta:user-defined meta:name="Info 2"/>
    <meta:user-defined meta:name="Info 3"/>
    <meta:user-defined meta:name="Info 4"/>
    <meta:document-statistic meta:table-count="2" meta:image-count="0" meta:object-count="0" meta:page-count="1" meta:paragraph-count="81" meta:word-count="613" meta:character-count="4423"/>
  </office:meta>
</office:document-meta>
</file>